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fo:border="0.06pt solid #000000" style:vertical-align="middle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808080"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80808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ARCHIV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D_CAT_CONDI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D_CATEGO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D_S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D_SET_CONDI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D_SET_CONFIG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DI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GEXTR_CONFIG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00-00-00</text:date>, <text:time style:data-style-name="N2" text:time-value="14:28:30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45S</meta:editing-duration>
    <meta:editing-cycles>10</meta:editing-cycles>
    <meta:generator>LibreOffice/5.0.1.2$Windows_x86 LibreOffice_project/81898c9f5c0d43f3473ba111d7b351050be20261</meta:generator>
    <dc:date>2016-07-03T15:45:11.961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